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3.29pt"/>
    </style:style>
    <style:style style:name="co3" style:family="table-column">
      <style:table-column-properties fo:break-before="auto" style:column-width="388.29pt"/>
    </style:style>
    <style:style style:name="ro1" style:family="table-row">
      <style:table-row-properties style:row-height="19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ove time</text:p>
          </table:table-cell>
          <table:table-cell table:style-name="ce1" office:value-type="string" calcext:value-type="string">
            <text:p>Wait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bservations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oo much overshoot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oo much overshoot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not going to middle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t going to middle</text:p>
          </table:table-cell>
          <table:table-cell table:number-columns-repeated="1018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kes a while to react when at edge and went the wrong way for a bit</text:p>
          </table:table-cell>
          <table:table-cell table:number-columns-repeated="1018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errible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better but the P term was too strong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eemed worse than before, was not pushing to center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hat was pretty good but it still drift away sometimes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etter but still goes out of frame with too much force</text:p>
          </table:table-cell>
          <table:table-cell table:number-columns-repeated="1018"/>
        </table:table-row>
        <table:table-row table:style-name="ro2"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probably best so far, but takes too long to react</text:p>
          </table:table-cell>
          <table:table-cell table:style-name="ce2"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lot Worse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s weird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t working properly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shooting a littke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hat was not bad, stayed in frame for a while, sometimes gives big force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t would either work really good, or go from one side of the frame to the other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asnt going to center at all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orked really well, then it just gave a big command and left the frame</text:p>
          </table:table-cell>
          <table:table-cell table:number-columns-repeated="1018"/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55" calcext:value-type="float">
            <text:p>0.55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 calcext:value-type="string">
            <text:p>so im going to try as new approach since I need more of a PD controller than P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Start building Kp then add Kd then move onto Ki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o much power??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eds less pow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tter but really weak now and only gives proper force when at the edge of picture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 that was good but eventually went out of frame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there was some overshoot and oscillation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that was worse it couldnt reach the middle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risetime better but not stable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scillation gets larg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better system but still went out of frame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the damping in not prop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mproper damping, no steady state</text:p>
          </table:table-cell>
          <table:table-cell office:value-type="string" calcext:value-type="string">
            <text:p>this was three batteries worth of attempts (11)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not good drone flies like shit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ay too much overshoot, big jerking motion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till overshoots, more gentile though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till bad</text:p>
          </table:table-cell>
          <table:table-cell office:value-type="string" calcext:value-type="string">
            <text:p>4 tires out of 1 full batter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oo much for no tim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just goes from one end to oth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vershoot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not steady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 went back to the beginning, good, but oscillates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eemed more aggressive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just oscillates around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bett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better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worse, just oscillates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vershoots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scillates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k but oscillates a lot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vershoot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string" calcext:value-type="string">
            <text:p>Taken from tum_ardron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8:06:23.226192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04:20.621992748</meta:creation-date>
    <dc:date>2017-09-04T18:07:35.140013430</dc:date>
    <meta:editing-duration>PT49M7S</meta:editing-duration>
    <meta:editing-cycles>9</meta:editing-cycles>
    <meta:generator>LibreOffice/5.1.6.2$Linux_X86_64 LibreOffice_project/10m0$Build-2</meta:generator>
    <meta:document-statistic meta:table-count="1" meta:cell-count="323" meta:object-count="0"/>
  </office:meta>
</office:document-meta>
</file>